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600000320DC9C66D3.jpg"/>
  <manifest:file-entry manifest:media-type="image/jpeg" manifest:full-path="Pictures/100000000000024600000320E96D396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7.33cm" svg:height="26.845cm" draw:z-index="0"><draw:image xlink:href="Pictures/100000000000024600000320DC9C66D3.jpg" xlink:type="simple" xlink:show="embed" xlink:actuate="onLoad"/></draw:frame></text:p>
      <text:p text:style-name="Standard"><draw:frame draw:style-name="fr1" draw:name="Графический объект2" text:anchor-type="paragraph" svg:width="15.399cm" svg:height="21.167cm" draw:z-index="1"><draw:image xlink:href="Pictures/100000000000024600000320E96D396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3S</meta:editing-duration>
    <meta:editing-cycles>4</meta:editing-cycles>
    <meta:generator>OpenOffice/4.1.6$Win32 OpenOffice.org_project/416m1$Build-9790</meta:generator>
    <dc:date>2022-01-18T18:28:51.7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